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d9aaf"/>
    </style:style>
    <style:style style:name="P2" style:family="paragraph" style:parent-style-name="Table_20_Contents">
      <style:text-properties style:font-name="Times New Roman" fo:font-weight="bold" officeooo:rsid="001a75a1" officeooo:paragraph-rsid="000d9aaf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d9aaf"/>
    </style:style>
    <style:style style:name="P4" style:family="paragraph" style:parent-style-name="Table_20_Contents">
      <style:text-properties style:font-name="Times New Roman" fo:font-size="10pt" officeooo:rsid="001a75a1" officeooo:paragraph-rsid="000d9aaf" style:font-size-asian="10pt" style:font-size-complex="10pt"/>
    </style:style>
    <style:style style:name="P5" style:family="paragraph" style:parent-style-name="Table_20_Contents">
      <style:text-properties style:font-name="Times New Roman" officeooo:paragraph-rsid="000d9aaf"/>
    </style:style>
    <style:style style:name="P6" style:family="paragraph" style:parent-style-name="Table_20_Contents">
      <style:text-properties style:font-name="Times New Roman" officeooo:rsid="000d9aaf" officeooo:paragraph-rsid="000d9aaf"/>
    </style:style>
    <style:style style:name="P7" style:family="paragraph" style:parent-style-name="Table_20_Contents">
      <style:text-properties style:font-name="Times New Roman" officeooo:rsid="000f0f18" officeooo:paragraph-rsid="000f0f18"/>
    </style:style>
    <style:style style:name="P8" style:family="paragraph" style:parent-style-name="Table_20_Contents">
      <style:text-properties style:font-name="Times New Roman" officeooo:rsid="00104b68" officeooo:paragraph-rsid="00104b68"/>
    </style:style>
    <style:style style:name="P9" style:family="paragraph" style:parent-style-name="Table_20_Contents">
      <style:text-properties style:font-name="Times New Roman" officeooo:paragraph-rsid="000d9aaf"/>
    </style:style>
    <style:style style:name="P10" style:family="paragraph" style:parent-style-name="Text_20_body">
      <style:paragraph-properties fo:text-align="center" style:justify-single-word="false"/>
      <style:text-properties style:font-name="Times New Roman" officeooo:rsid="000d9aaf" officeooo:paragraph-rsid="000d9aaf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104b68" officeooo:paragraph-rsid="00104b68"/>
    </style:style>
    <style:style style:name="T1" style:family="text">
      <style:text-properties officeooo:rsid="000f0f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tudy Inspiration / Habits / Tools / <text:span text:style-name="T1">Techniques</text:span></text:p>
      <text:p text:style-name="P11">Study and research tips</text:p>
      <table:table table:name="Table1" table:style-name="Table1">
        <table:table-column table:style-name="Table1.A"/>
        <table:table-column table:style-name="Table1.B"/>
        <table:table-row table:style-name="TableLine2242741952752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242741965264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242741953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242741967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8800">
          <table:table-cell table:style-name="Table1.A1" office:value-type="string">
            <text:p text:style-name="P6">NetworkChuck</text:p>
            <text:p text:style-name="P6">How I'm Studying for the Linux+ XK0-004 Exam - Study Tools</text:p>
          </table:table-cell>
          <table:table-cell table:style-name="Table1.A1" office:value-type="string">
            <text:p text:style-name="P5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22427419606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7984">
          <table:table-cell table:style-name="Table1.A1" office:value-type="string">
            <text:p text:style-name="P7">Pierce College – Washington State</text:p>
            <text:p text:style-name="P5">Marty Lobdell - Study Less Study Smart</text:p>
          </table:table-cell>
          <table:table-cell table:style-name="Table1.A1" office:value-type="string">
            <text:p text:style-name="P5"><text:a xlink:type="simple" xlink:href="https://youtu.be/IlU-zDU6aQ0" text:style-name="Internet_20_link" text:visited-style-name="Visited_20_Internet_20_Link">https://youtu.be/IlU-zDU6aQ0</text:a> </text:p>
          </table:table-cell>
        </table:table-row>
        <table:table-row table:style-name="TableLine2242741962544">
          <table:table-cell table:style-name="Table1.A1" office:value-type="string">
            <text:p text:style-name="P8">Derek Epperson</text:p>
            <text:p text:style-name="P8">Advanced Google Search Tips in 10 Minutes</text:p>
          </table:table-cell>
          <table:table-cell table:style-name="Table1.A1" office:value-type="string">
            <text:p text:style-name="P5"><text:a xlink:type="simple" xlink:href="https://youtu.be/7QbqgLosyIw" text:style-name="Internet_20_link" text:visited-style-name="Visited_20_Internet_20_Link">https://youtu.be/7QbqgLosyIw</text:a> </text:p>
          </table:table-cell>
        </table:table-row>
        <table:table-row table:style-name="TableLine2242741953568">
          <table:table-cell table:style-name="Table1.A1" office:value-type="string">
            <text:p text:style-name="P8">Common Sense Education</text:p>
            <text:p text:style-name="P8">Essential Google Search Tricks for Research</text:p>
          </table:table-cell>
          <table:table-cell table:style-name="Table1.A1" office:value-type="string">
            <text:p text:style-name="P5"><text:a xlink:type="simple" xlink:href="https://youtu.be/s9XZk9CLxK4" text:style-name="Internet_20_link" text:visited-style-name="Visited_20_Internet_20_Link">https://youtu.be/s9XZk9CLxK4</text:a> </text:p>
          </table:table-cell>
        </table:table-row>
        <table:table-row table:style-name="TableLine2242741953840">
          <table:table-cell table:style-name="Table1.A1" office:value-type="string">
            <text:p text:style-name="P5">Search Engine Ranking &amp; Optimization Tips</text:p>
            <text:p text:style-name="P5">How To Use Google Advanced Search Operators?</text:p>
          </table:table-cell>
          <table:table-cell table:style-name="Table1.A1" office:value-type="string">
            <text:p text:style-name="P5">https://youtu.be/vmuUF40UqXw</text:p>
          </table:table-cell>
        </table:table-row>
        <table:table-row table:style-name="TableLine2242741964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7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60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66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4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71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4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55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4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68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7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4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82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09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5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5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6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6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61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65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57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2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8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7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8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56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5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45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2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242741981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7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2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62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853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5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242741970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1:10:01.003000000</meta:creation-date>
    <dc:date>2021-08-26T18:59:33.292000000</dc:date>
    <meta:editing-duration>PT23M26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21" meta:word-count="79" meta:character-count="605" meta:non-whitespace-character-count="542"/>
  </office:meta>
</office:document-meta>
</file>